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fo:margin-left="0.54cm" fo:margin-right="0.699cm" table:align="margins" style:writing-mode="lr-tb"/>
    </style:style>
    <style:style style:name="Table2.A" style:family="table-column">
      <style:table-column-properties style:column-width="2.789cm" style:rel-column-width="11177*"/>
    </style:style>
    <style:style style:name="Table2.B" style:family="table-column">
      <style:table-column-properties style:column-width="4.06cm" style:rel-column-width="16274*"/>
    </style:style>
    <style:style style:name="Table2.C" style:family="table-column">
      <style:table-column-properties style:column-width="1.452cm" style:rel-column-width="5818*"/>
    </style:style>
    <style:style style:name="Table2.D" style:family="table-column">
      <style:table-column-properties style:column-width="1.588cm" style:rel-column-width="6362*"/>
    </style:style>
    <style:style style:name="Table2.E" style:family="table-column">
      <style:table-column-properties style:column-width="6.463cm" style:rel-column-width="25904*"/>
    </style:style>
    <style:style style:name="Table2.1" style:family="table-row">
      <style:table-row-properties style:row-height="0.635cm"/>
    </style:style>
    <style:style style:name="Table2.A1" style:family="table-cell">
      <style:table-cell-properties fo:padding="0.097cm" fo:border-left="0.002cm solid #000000" fo:border-right="none" fo:border-top="0.002cm solid #000000" fo:border-bottom="0.002cm solid #000000"/>
    </style:style>
    <style:style style:name="Table2.E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6" style:family="paragraph" style:parent-style-name="Footer">
      <style:paragraph-properties>
        <style:tab-stops>
          <style:tab-stop style:position="7.62cm" style:type="center"/>
          <style:tab-stop style:position="16.51cm" style:type="right"/>
        </style:tab-stops>
      </style:paragraph-properties>
    </style:style>
    <style:style style:name="P7" style:family="paragraph" style:parent-style-name="Footer">
      <style:paragraph-properties>
        <style:tab-stops>
          <style:tab-stop style:position="7.223cm"/>
        </style:tab-stops>
      </style:paragraph-properties>
    </style:style>
    <style:style style:name="P8"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9" style:family="paragraph" style:parent-style-name="Standard">
      <style:text-properties fo:font-style="italic" style:font-style-asian="italic" style:font-style-complex="italic"/>
    </style:style>
    <style:style style:name="P10" style:family="paragraph" style:parent-style-name="Standard">
      <style:text-properties fo:font-style="normal" style:font-style-asian="normal" style:font-style-complex="normal"/>
    </style:style>
    <style:style style:name="P11" style:family="paragraph" style:parent-style-name="Standard">
      <style:paragraph-properties fo:text-align="start" style:justify-single-word="false" style:text-autospace="none"/>
      <style:text-properties style:font-name="Times New Roman" fo:font-size="9pt" style:font-size-asian="9pt" style:font-size-complex="9pt"/>
    </style:style>
    <style:style style:name="P12" style:family="paragraph" style:parent-style-name="Contents_20_3">
      <style:paragraph-properties>
        <style:tab-stops>
          <style:tab-stop style:position="17.59cm" style:type="right" style:leader-style="dotted" style:leader-text="."/>
        </style:tab-stops>
      </style:paragraph-properties>
    </style:style>
    <style:style style:name="P13" style:family="paragraph" style:parent-style-name="Table_20_Contents">
      <style:paragraph-properties fo:text-align="center" style:justify-single-word="false"/>
      <style:text-properties style:font-name="Courier" fo:font-style="italic" fo:font-weight="bold" style:font-style-asian="italic" style:font-weight-asian="bold" style:font-style-complex="italic" style:font-weight-complex="bold"/>
    </style:style>
    <style:style style:name="P14" style:family="paragraph" style:parent-style-name="Table_20_Contents">
      <style:paragraph-properties fo:text-align="center" style:justify-single-word="false"/>
      <style:text-properties style:font-name="Courier" fo:font-style="italic" style:font-style-asian="italic" style:font-style-complex="italic"/>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Contents_20_2">
      <style:paragraph-properties>
        <style:tab-stops>
          <style:tab-stop style:position="17.59cm" style:type="right" style:leader-style="dotted" style:leader-text="."/>
        </style:tab-stops>
      </style:paragraph-properties>
    </style:style>
    <style:style style:name="P17" style:family="paragraph" style:parent-style-name="Footnote" style:list-style-name="">
      <style:paragraph-properties style:text-autospace="none"/>
      <style:text-properties fo:font-size="8pt" style:font-size-asian="8pt" style:font-size-complex="8pt"/>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3"/>
    <style:style style:name="P21" style:family="paragraph" style:parent-style-name="Heading_20_1" style:master-page-name="First_20_Page">
      <style:paragraph-properties style:page-number="auto"/>
    </style:style>
    <style:style style:name="P22" style:family="paragraph">
      <style:paragraph-properties style:writing-mode="lr-tb"/>
    </style:style>
    <style:style style:name="P23" style:family="paragraph">
      <style:paragraph-properties style:writing-mode="lr-tb"/>
      <style:text-properties style:font-name="Times New Roman1" fo:font-size="1pt" style:font-name-asian="Times New Roman1" style:font-name-complex="Times New Roman1"/>
    </style:style>
    <style:style style:name="T1" style:family="text">
      <style:text-properties fo:color="#0d00c0" style:font-name="Times New Roman" fo:font-size="12pt" style:text-underline-style="solid" style:text-underline-width="auto" style:text-underline-color="#0d00c0" style:font-name-asian="ArialMT" style:font-size-asian="12pt" style:font-name-complex="ArialMT" style:font-size-complex="12pt"/>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fo:font-style="normal" style:font-style-asian="normal" style:font-style-complex="normal"/>
    </style:style>
    <style:style style:name="T8" style:family="text">
      <style:text-properties fo:color="#000047" fo:font-weight="normal" style:font-name-asian="Verdana" style:font-weight-asian="normal" style:font-name-complex="Verdana" style:font-weight-complex="normal"/>
    </style:style>
    <style:style style:name="T9" style:family="text">
      <style:text-properties fo:color="#0d00c0" style:font-name="Times New Roman" fo:font-size="12pt" style:text-underline-style="solid" style:text-underline-width="auto" style:text-underline-color="#0d00c0" style:font-name-asian="ArialMT" style:font-size-asian="12pt" style:font-name-complex="ArialMT" style:font-size-complex="12pt"/>
    </style:style>
    <style:style style:name="T10" style:family="text">
      <style:text-properties fo:color="#0d00c0" style:font-name="Times New Roman" fo:font-size="12pt" fo:language="en" fo:country="US" style:text-underline-style="solid" style:text-underline-width="auto" style:text-underline-color="#0d00c0" style:font-name-asian="ArialMT" style:font-size-asian="12pt" style:font-name-complex="ArialMT" style:font-size-complex="12pt" style:language-complex="ar" style:country-complex="SA"/>
    </style:style>
    <style:style style:name="T11" style:family="text">
      <style:text-properties style:font-name="Times New Roman" fo:font-size="12pt" style:font-size-asian="12pt" style:font-size-complex="12pt"/>
    </style:style>
    <style:style style:name="T12" style:family="text">
      <style:text-properties fo:color="#262626" style:font-name="Verdana" fo:font-size="11pt" style:font-name-asian="Verdana" style:font-size-asian="11pt" style:font-name-complex="Verdana" style:font-size-complex="11pt"/>
    </style:style>
    <style:style style:name="T13" style:family="text">
      <style:text-properties fo:color="#262626" style:font-name="Verdana" fo:font-size="11pt" fo:font-style="italic" style:font-name-asian="Verdana" style:font-size-asian="11pt" style:font-style-asian="italic" style:font-name-complex="Verdana" style:font-size-complex="11pt" style:font-style-complex="italic"/>
    </style:style>
    <style:style style:name="T14" style:family="text">
      <style:text-properties fo:color="#262626" style:font-name="Verdana" fo:font-size="11pt" fo:font-style="normal" style:font-name-asian="Verdana" style:font-size-asian="11pt" style:font-style-asian="normal" style:font-name-complex="Verdana" style:font-size-complex="11pt" style:font-style-complex="normal"/>
    </style:style>
    <style:style style:name="T15" style:family="text">
      <style:text-properties fo:color="#262626" style:font-name="Verdana" style:font-name-asian="Verdana" style:font-name-complex="Verdana"/>
    </style:style>
    <style:style style:name="T16" style:family="text">
      <style:text-properties fo:color="#262626" style:font-name="Verdana" fo:font-style="italic" style:font-name-asian="Verdana" style:font-style-asian="italic" style:font-name-complex="Verdana" style:font-style-complex="italic"/>
    </style:style>
    <style:style style:name="T17" style:family="text">
      <style:text-properties fo:color="#262626" style:font-name="Verdana" fo:font-style="normal" style:font-name-asian="Verdana" style:font-style-asian="normal" style:font-name-complex="Verdana" style:font-style-complex="normal"/>
    </style:style>
    <style:style style:name="T18"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from-left" style:horizontal-rel="paragraph"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979229264" text:id="ct979229264">
          <text:insertion>
            <office:change-info>
              <dc:creator>Unknown Author</dc:creator>
              <dc:date>2013-01-21T23:54:00</dc:date>
            </office:change-info>
          </text:insertion>
        </text:changed-region>
        <text:changed-region xml:id="ct517496640" text:id="ct517496640">
          <text:insertion>
            <office:change-info>
              <dc:creator>Unknown Author</dc:creator>
              <dc:date>2013-01-21T23:04:00</dc:date>
            </office:change-info>
          </text:insertion>
        </text:changed-region>
        <text:changed-region xml:id="ct517434896" text:id="ct517434896">
          <text:insertion>
            <office:change-info>
              <dc:creator>Unknown Author</dc:creator>
              <dc:date>2013-01-21T23:05:00</dc:date>
            </office:change-info>
          </text:insertion>
        </text:changed-region>
        <text:changed-region xml:id="ct548558144" text:id="ct548558144">
          <text:insertion>
            <office:change-info>
              <dc:creator>Unknown Author</dc:creator>
              <dc:date>2013-01-21T23:06:00</dc:date>
            </office:change-info>
          </text:insertion>
        </text:changed-region>
        <text:changed-region xml:id="ct517287808" text:id="ct517287808">
          <text:insertion>
            <office:change-info>
              <dc:creator>Unknown Author</dc:creator>
              <dc:date>2013-01-21T23:07:00</dc:date>
            </office:change-info>
          </text:insertion>
        </text:changed-region>
        <text:changed-region xml:id="ct205619984" text:id="ct205619984">
          <text:insertion>
            <office:change-info>
              <dc:creator>Unknown Author</dc:creator>
              <dc:date>2013-01-21T23:22:00</dc:date>
            </office:change-info>
          </text:insertion>
        </text:changed-region>
        <text:changed-region xml:id="ct244520960" text:id="ct244520960">
          <text:insertion>
            <office:change-info>
              <dc:creator>Unknown Author</dc:creator>
              <dc:date>2013-01-21T23:08:00</dc:date>
            </office:change-info>
          </text:insertion>
        </text:changed-region>
        <text:changed-region xml:id="ct78651184" text:id="ct78651184">
          <text:insertion>
            <office:change-info>
              <dc:creator>Unknown Author</dc:creator>
              <dc:date>2013-01-21T23:11:00</dc:date>
            </office:change-info>
          </text:insertion>
        </text:changed-region>
        <text:changed-region xml:id="ct979236560" text:id="ct979236560">
          <text:insertion>
            <office:change-info>
              <dc:creator>Unknown Author</dc:creator>
              <dc:date>2013-01-21T23:12:00</dc:date>
            </office:change-info>
          </text:insertion>
        </text:changed-region>
        <text:changed-region xml:id="ct564094272" text:id="ct564094272">
          <text:insertion>
            <office:change-info>
              <dc:creator>Unknown Author</dc:creator>
              <dc:date>2013-01-21T23:13:00</dc:date>
            </office:change-info>
          </text:insertion>
        </text:changed-region>
        <text:changed-region xml:id="ct526756336" text:id="ct526756336">
          <text:insertion>
            <office:change-info>
              <dc:creator>Unknown Author</dc:creator>
              <dc:date>2013-01-21T23:14:00</dc:date>
            </office:change-info>
          </text:insertion>
        </text:changed-region>
        <text:changed-region xml:id="ct548961904" text:id="ct548961904">
          <text:insertion>
            <office:change-info>
              <dc:creator>Unknown Author</dc:creator>
              <dc:date>2013-01-21T23:15:00</dc:date>
            </office:change-info>
          </text:insertion>
        </text:changed-region>
        <text:changed-region xml:id="ct548863744" text:id="ct548863744">
          <text:insertion>
            <office:change-info>
              <dc:creator>Unknown Author</dc:creator>
              <dc:date>2013-01-21T23:19:00</dc:date>
            </office:change-info>
          </text:insertion>
        </text:changed-region>
        <text:changed-region xml:id="ct581059088" text:id="ct581059088">
          <text:insertion>
            <office:change-info>
              <dc:creator>Unknown Author</dc:creator>
              <dc:date>2013-01-21T23:16:00</dc:date>
            </office:change-info>
          </text:insertion>
        </text:changed-region>
        <text:changed-region xml:id="ct549050976" text:id="ct549050976">
          <text:deletion>
            <office:change-info>
              <dc:creator>Unknown Author</dc:creator>
              <dc:date>2013-01-21T23:13:00</dc:date>
            </office:change-info>
            <text:p text:style-name="Standard"><text:span text:style-name="T1">M</text:span></text:p>
          </text:deletion>
        </text:changed-region>
        <text:changed-region xml:id="ct979156288" text:id="ct979156288">
          <text:insertion>
            <office:change-info>
              <dc:creator>Unknown Author</dc:creator>
              <dc:date>2013-01-21T23:17:00</dc:date>
            </office:change-info>
          </text:insertion>
        </text:changed-region>
        <text:changed-region xml:id="ct563122176" text:id="ct563122176">
          <text:insertion>
            <office:change-info>
              <dc:creator>Unknown Author</dc:creator>
              <dc:date>2013-01-21T23:46:00</dc:date>
            </office:change-info>
          </text:insertion>
        </text:changed-region>
        <text:changed-region xml:id="ct251752672" text:id="ct251752672">
          <text:deletion>
            <office:change-info>
              <dc:creator>Unknown Author</dc:creator>
              <dc:date>2013-01-21T23:06:00</dc:date>
            </office:change-info>
            <text:p text:style-name="Standard">A few examples....</text:p>
          </text:deletion>
        </text:changed-region>
        <text:changed-region xml:id="ct526710736" text:id="ct526710736">
          <text:deletion>
            <office:change-info>
              <dc:creator>Unknown Author</dc:creator>
              <dc:date>2013-01-21T23:24:00</dc:date>
            </office:change-info>
            <text:p text:style-name="Standard"/>
            <text:p text:style-name="Standard"/>
          </text:deletion>
        </text:changed-region>
        <text:changed-region xml:id="ct92551184" text:id="ct92551184">
          <text:insertion>
            <office:change-info>
              <dc:creator>Unknown Author</dc:creator>
              <dc:date>2013-01-21T23:24:00</dc:date>
            </office:change-info>
          </text:insertion>
        </text:changed-region>
        <text:changed-region xml:id="ct979145296" text:id="ct979145296">
          <text:insertion>
            <office:change-info>
              <dc:creator>Unknown Author</dc:creator>
              <dc:date>2013-01-21T23:25:00</dc:date>
            </office:change-info>
          </text:insertion>
        </text:changed-region>
        <text:changed-region xml:id="ct245022768" text:id="ct245022768">
          <text:insertion>
            <office:change-info>
              <dc:creator>Unknown Author</dc:creator>
              <dc:date>2013-01-21T23:27:00</dc:date>
            </office:change-info>
          </text:insertion>
        </text:changed-region>
        <text:changed-region xml:id="ct244967040" text:id="ct244967040">
          <text:deletion>
            <office:change-info>
              <dc:creator>Unknown Author</dc:creator>
              <dc:date>2013-01-21T23:27:00</dc:date>
            </office:change-info>
            <text:p text:style-name="Standard">Initialiation</text:p>
          </text:deletion>
        </text:changed-region>
        <text:changed-region xml:id="ct581708608" text:id="ct581708608">
          <text:insertion>
            <office:change-info>
              <dc:creator>Unknown Author</dc:creator>
              <dc:date>2013-01-21T23: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text:h>
      <text:p text:style-name="Standard">This explanatory note contains informative discussion and background for the corresponding “OpenLCB CAN Event Transport Specification”. This explanation is not normative in any way.</text:p>
      <text:p text:style-name="Standard">OpenLCB nodes respond to local inputs and state changes by emitting Producer/Consumer Event Report (PCER) messages. When they do this, they are acting as "Producers". OpenLCB nodes receive these messages, and can act on them locally if desired. If they do so, they are acting as "Consumers".</text:p>
      <text:p text:style-name="Standard">The P/C Event ID included in a PCER message is a 8-byte unique identifier. The method for assigning these and ensuring their uniqueness is in the Event ID S and TN.</text:p>
      <text:p text:style-name="Standard">There are many possible ways to use these 64 bits, some of which are discussed as examples below. In particular, OpenLCB does not require or enforce any particular partitioning of the eight bytes. More than one node may emit the same P/C Event ID (note that the NID of the emitting node is available <text:change-start text:change-id="ct517496640"/>separately<text:change-end text:change-id="ct517496640"/><text:change-start text:change-id="ct517434896"/> <text:change-end text:change-id="ct517434896"/>in the message). More than one node may receive and act on a PCER message with a specific P/C Event ID. The only requirement is that the 8-byte quantity be unique to the event.</text:p>
      <text:h text:style-name="Heading_20_1" text:outline-level="1">Annotations to the Specification</text:h>
      <text:p text:style-name="Standard">This section provides background information on corresponding sections of the Specification document. It's expected that two documents will be read together.</text:p>
      <text:h text:style-name="Heading_20_2" text:outline-level="2">Introduction</text:h>
      <text:p text:style-name="Standard"><text:change-start text:change-id="ct548558144"/>PCERs implement what has been called the Producer-Co<text:change-end text:change-id="ct548558144"/><text:change-start text:change-id="ct517287808"/>nsumer Model of system control. <text:s/>In this model a particular concept, or event, is <text:span text:style-name="T5">the</text:span> sum of the inputs that trigger the production of the PCER by the producer(s) and the action(s) taken by the consumer(s). <text:s/>Its main advantage is <text:change-end text:change-id="ct517287808"/><text:change-start text:change-id="ct205619984"/>the<text:change-end text:change-id="ct205619984"/><text:change-start text:change-id="ct244520960"/> knowledge independence it imparts between all of <text:span text:style-name="T5">the</text:span> nodes involved in an event.<text:change-end text:change-id="ct244520960"/><text:change-start text:change-id="ct78651184"/> <text:s/><text:change-end text:change-id="ct78651184"/><text:change-start text:change-id="ct979236560"/>Ex<text:span text:style-name="T11">pressed in more anthropomorphic terms, </text:span><text:change-end text:change-id="ct979236560"/><text:change-start text:change-id="ct564094272"/><text:span text:style-name="T1">neither the producers nor consumers or a PCER are aware of each other.</text:span><text:change-end text:change-id="ct564094272"/><text:change-start text:change-id="ct526756336"/><text:span text:style-name="T1"> <text:s/></text:span><text:change-end text:change-id="ct526756336"/><text:change-start text:change-id="ct548961904"/><text:span text:style-name="T1">This adds flexibility to the system, since more producers or consumers of the PCER can be added to implement the </text:span><text:change-end text:change-id="ct548961904"/><text:change-start text:change-id="ct548863744"/><text:span text:style-name="T1">associated </text:span><text:change-end text:change-id="ct548863744"/><text:change-start text:change-id="ct581059088"/><text:span text:style-name="T1">event, without concern of side effects to </text:span><text:span text:style-name="T10">the</text:span><text:span text:style-name="T1"> the other nodes involved in </text:span><text:span text:style-name="T10">the</text:span><text:span text:style-name="T1"> event. <text:s text:c="2"/></text:span><text:change-end text:change-id="ct581059088"/><text:change text:change-id="ct549050976"/><text:change-start text:change-id="ct979156288"/>M<text:change-end text:change-id="ct979156288"/>ore background &amp; references would be good.<text:note text:id="ftn1" text:note-class="endnote"><text:note-citation>i</text:note-citation><text:note-body><text:p text:style-name="P11"><text:span text:style-name="T8">The Producer/Consumer Model and Control System Design ControlLogix 1999 </text:span>https://cours.etsmtl.ca/gpa774/Cours/old-24-03-04/Documentations/Rockwell/articles/Producer_Consumer.html</text:p></text:note-body></text:note><text:change-start text:change-id="ct563122176"/><text:note text:id="ftn0" text:note-class="footnote"><text:note-citation>1</text:note-citation><text:note-body><text:p text:style-name="P17"><text:change-start text:change-id="ct979229264"/><text:span text:style-name="T15">D. Miorandi and S. Vitturi,  "Performance analysis of producer/consumer protocols over IEEE 802.11 wireless links",  </text:span><text:span text:style-name="T16">Proc. IEEE Workshop Factory Communication Systems (WFCS)</text:span><text:span text:style-name="T17">,  2004 </text:span><text:change-end text:change-id="ct979229264"/></text:p></text:note-body></text:note><text:change-end text:change-id="ct563122176"/></text:p>
      <text:h text:style-name="Heading_20_2" text:outline-level="2">Intended Use</text:h>
      <text:p text:style-name="Standard"><text:change text:change-id="ct251752672"/></text:p>
      <text:p text:style-name="Standard"><text:soft-page-break/>A particular PCER may be produced in response to physical input or state change on a layout, for example a contact closure or the activation of a block occupancy detector, or it can be in response to a non-physical change such as the arrival of a certain time,. <text:s/>The same PCER can be produced by several different state changes. <text:s/>That PCER may result in some action at consumers. <text:s text:c="2"/>The term 'event' includes the state changes, the PCER message, and the resulting actions, and represent a specific idea or concept, such as “Night has fallen”. <text:s/><text:change text:change-id="ct526710736"/></text:p>
      <text:p text:style-name="Standard">For example, <text:span text:style-name="T5">the</text:span> concept of <text:s/>an “Emergency stop” event might include the actions of turning off track power, turning on a fault-indicator, and sounding a buzzer. <text:s/>The PCER may be produced by any of: a panic button, a throttle button, a over-current detector, or an anticollision system. <text:s/></text:p>
      <text:p text:style-name="Standard">The aforementioned “Night has fallen” event might be triggered by a fast-clock time, a toggle switch, or a control program, and its actions might include illuminating street lights, house lights, and the dimming of overhead lighting. <text:s/><text:change-start text:change-id="ct92551184"/></text:p>
      <text:p text:style-name="Standard">In addition, ranges of PCERs can be used for specific purposes. <text:s/>For example, a fast clock<text:change-end text:change-id="ct92551184"/><text:change-start text:change-id="ct979145296"/>'s messages can be implemented as a range of PCERs, where the low order bytes are <text:span text:style-name="T5">the</text:span> time. <text:s/><text:change-end text:change-id="ct979145296"/></text:p>
      <text:h text:style-name="Heading_20_2" text:outline-level="2">References and Context</text:h>
      <text:p text:style-name="Standard"> For more information on format and presentation, see: </text:p>
      <text:list xml:id="list2845826012521925295" text:style-name="L1">
        <text:list-item>
          <text:p text:style-name="P18">OpenLCB Common Information Technical Note</text:p>
        </text:list-item>
      </text:list>
      <text:h text:style-name="Heading_20_2" text:outline-level="2">Message Formats</text:h>
      <text:p text:style-name="P9">[[[To TN: For example, the event-mask 0xABCD0000 would form the range 0xABCD0000-ABCDFFFF, since the first significant '1' bit is the first low bit of <text:span text:style-name="T5">the</text:span> 'D' hexdigit. <text:s/>Similarly, the <text:span text:style-name="T5">event-mask 0xFEDCBFFF would form the range 0xFEDC8000-FEDCBFFF, since 0xB = </text:span><text:span text:style-name="T5">0b1011, and the lowest significant '0' bit is in the 3</text:span><text:span text:style-name="T6">rd</text:span><text:span text:style-name="T5"> digit. <text:s/></text:span><text:s text:c="2"/>The smallest ranges are specified by 0xyyyyyyyE, which specifies a range of 0xyyyyyyyE-0xyyyyyyyF, and 0xyyyyyyyD <text:span text:style-name="T5">which</text:span> specifies 0xyyyyyyyC-0xyyyyyyyF. <text:s text:c="2"/>0X00000001 gives 0x00000000-0x00000001, and 0x00000002 gives 0x00000000-0x00000002, 0x00000003 gives 0x00000000-0x00000003</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3">Event-Mask</text:p>
          </table:table-cell>
          <table:table-cell table:style-name="Table2.A1" office:value-type="string">
            <text:p text:style-name="P13">Effective Mask</text:p>
          </table:table-cell>
          <table:table-cell table:style-name="Table2.A1" office:value-type="string">
            <text:p text:style-name="P13">Bits</text:p>
          </table:table-cell>
          <table:table-cell table:style-name="Table2.A1" office:value-type="string">
            <text:p text:style-name="P13">#</text:p>
          </table:table-cell>
          <table:table-cell table:style-name="Table2.E1" office:value-type="string">
            <text:p text:style-name="P13">Resulting Range</text:p>
          </table:table-cell>
        </table:table-row>
        <table:table-row table:style-name="Table2.1">
          <table:table-cell table:style-name="Table2.A2" office:value-type="string">
            <text:p text:style-name="P14">0x00000001</text:p>
          </table:table-cell>
          <table:table-cell table:style-name="Table2.A2" office:value-type="string">
            <text:p text:style-name="P14">0xFFFFFFFE</text:p>
          </table:table-cell>
          <table:table-cell table:style-name="Table2.C2" office:value-type="float" office:value="1">
            <text:p text:style-name="P14">1</text:p>
          </table:table-cell>
          <table:table-cell table:style-name="Table2.C2" office:value-type="float" office:value="2">
            <text:p text:style-name="P14">2</text:p>
          </table:table-cell>
          <table:table-cell table:style-name="Table2.E2" office:value-type="string">
            <text:p text:style-name="P14">0x00000000-0x00000001</text:p>
          </table:table-cell>
        </table:table-row>
        <table:table-row table:style-name="Table2.1">
          <table:table-cell table:style-name="Table2.A2" office:value-type="string">
            <text:p text:style-name="P14">0x00000002</text:p>
          </table:table-cell>
          <table:table-cell table:style-name="Table2.A2" office:value-type="string">
            <text:p text:style-name="P14">0xFFFFFFFE</text:p>
          </table:table-cell>
          <table:table-cell table:style-name="Table2.C2" office:value-type="float" office:value="1">
            <text:p text:style-name="P14">1</text:p>
          </table:table-cell>
          <table:table-cell table:style-name="Table2.C2" office:value-type="float" office:value="2">
            <text:p text:style-name="P14">2</text:p>
          </table:table-cell>
          <table:table-cell table:style-name="Table2.E2" office:value-type="string">
            <text:p text:style-name="P14">0x00000002-0x00000003</text:p>
          </table:table-cell>
        </table:table-row>
        <table:table-row table:style-name="Table2.1">
          <table:table-cell table:style-name="Table2.A2" office:value-type="string">
            <text:p text:style-name="P14">0x00000003</text:p>
          </table:table-cell>
          <table:table-cell table:style-name="Table2.A2" office:value-type="string">
            <text:p text:style-name="P14">0xFFFFFFFC</text:p>
          </table:table-cell>
          <table:table-cell table:style-name="Table2.C2" office:value-type="float" office:value="2">
            <text:p text:style-name="P14">2</text:p>
          </table:table-cell>
          <table:table-cell table:style-name="Table2.C2" office:value-type="float" office:value="4">
            <text:p text:style-name="P14">4</text:p>
          </table:table-cell>
          <table:table-cell table:style-name="Table2.E2" office:value-type="string">
            <text:p text:style-name="P14">0x00000000-0x00000003</text:p>
          </table:table-cell>
        </table:table-row>
        <table:table-row table:style-name="Table2.1">
          <table:table-cell table:style-name="Table2.A2" office:value-type="string">
            <text:p text:style-name="P14">0x00000004</text:p>
          </table:table-cell>
          <table:table-cell table:style-name="Table2.A2" office:value-type="string">
            <text:p text:style-name="P14">0xFFFFFFFC</text:p>
          </table:table-cell>
          <table:table-cell table:style-name="Table2.C2" office:value-type="float" office:value="2">
            <text:p text:style-name="P14">2</text:p>
          </table:table-cell>
          <table:table-cell table:style-name="Table2.C2" office:value-type="float" office:value="4">
            <text:p text:style-name="P14">4</text:p>
          </table:table-cell>
          <table:table-cell table:style-name="Table2.E2" office:value-type="string">
            <text:p text:style-name="P14">0x00000004-0x00000007</text:p>
          </table:table-cell>
        </table:table-row>
        <table:table-row table:style-name="Table2.1">
          <table:table-cell table:style-name="Table2.A2" office:value-type="string">
            <text:p text:style-name="P14">0x00000005</text:p>
          </table:table-cell>
          <table:table-cell table:style-name="Table2.A2" office:value-type="string">
            <text:p text:style-name="P14">0xFFFFFFFE</text:p>
          </table:table-cell>
          <table:table-cell table:style-name="Table2.C2" office:value-type="float" office:value="2">
            <text:p text:style-name="P14">2</text:p>
          </table:table-cell>
          <table:table-cell table:style-name="Table2.C2" office:value-type="float" office:value="4">
            <text:p text:style-name="P14">4</text:p>
          </table:table-cell>
          <table:table-cell table:style-name="Table2.E2" office:value-type="string">
            <text:p text:style-name="P14">0x00000004-0x00000005</text:p>
          </table:table-cell>
        </table:table-row>
        <table:table-row table:style-name="Table2.1">
          <table:table-cell table:style-name="Table2.A2" office:value-type="string">
            <text:p text:style-name="P14">0x00ABCDEF</text:p>
          </table:table-cell>
          <table:table-cell table:style-name="Table2.A2" office:value-type="string">
            <text:p text:style-name="P14">0xFFFFFFF0</text:p>
          </table:table-cell>
          <table:table-cell table:style-name="Table2.C2" office:value-type="float" office:value="4">
            <text:p text:style-name="P14">4</text:p>
          </table:table-cell>
          <table:table-cell table:style-name="Table2.C2" office:value-type="float" office:value="16">
            <text:p text:style-name="P14">16</text:p>
          </table:table-cell>
          <table:table-cell table:style-name="Table2.E2" office:value-type="string">
            <text:p text:style-name="P14">0x00ABCDE0-0x00ABCDEF</text:p>
          </table:table-cell>
        </table:table-row>
        <table:table-row table:style-name="Table2.1">
          <table:table-cell table:style-name="Table2.A2" office:value-type="string">
            <text:p text:style-name="P14">0x00ABCDF0</text:p>
          </table:table-cell>
          <table:table-cell table:style-name="Table2.A2" office:value-type="string">
            <text:p text:style-name="P14">0xFFFFFFF0</text:p>
          </table:table-cell>
          <table:table-cell table:style-name="Table2.C2" office:value-type="float" office:value="4">
            <text:p text:style-name="P14">4</text:p>
          </table:table-cell>
          <table:table-cell table:style-name="Table2.C2" office:value-type="float" office:value="16">
            <text:p text:style-name="P14">16</text:p>
          </table:table-cell>
          <table:table-cell table:style-name="Table2.E2" office:value-type="string">
            <text:p text:style-name="P14">0x00ABCDF0-0x00ABCDFF</text:p>
          </table:table-cell>
        </table:table-row>
        <table:table-row table:style-name="Table2.1">
          <table:table-cell table:style-name="Table2.A2" office:value-type="string">
            <text:p text:style-name="P14">0x00ABCDE0</text:p>
          </table:table-cell>
          <table:table-cell table:style-name="Table2.A2" office:value-type="string">
            <text:p text:style-name="P14">0xFFFFFFE0</text:p>
          </table:table-cell>
          <table:table-cell table:style-name="Table2.C2" office:value-type="float" office:value="5">
            <text:p text:style-name="P14">5</text:p>
          </table:table-cell>
          <table:table-cell table:style-name="Table2.C2" office:value-type="float" office:value="32">
            <text:p text:style-name="P14">32</text:p>
          </table:table-cell>
          <table:table-cell table:style-name="Table2.E2" office:value-type="string">
            <text:p text:style-name="P14">0x00ABCDE0-0x00ABCDFF</text:p>
          </table:table-cell>
        </table:table-row>
        <table:table-row table:style-name="Table2.1">
          <table:table-cell table:style-name="Table2.A2" office:value-type="string">
            <text:p text:style-name="P14">0x0000FFFF</text:p>
          </table:table-cell>
          <table:table-cell table:style-name="Table2.A2" office:value-type="string">
            <text:p text:style-name="P14">0xFFFF0000</text:p>
          </table:table-cell>
          <table:table-cell table:style-name="Table2.C2" office:value-type="float" office:value="16">
            <text:p text:style-name="P14">16</text:p>
          </table:table-cell>
          <table:table-cell table:style-name="Table2.A2" office:value-type="string">
            <text:p text:style-name="P14">65k</text:p>
          </table:table-cell>
          <table:table-cell table:style-name="Table2.E2" office:value-type="string">
            <text:p text:style-name="P14">0x00000000-0x0000FFFF</text:p>
          </table:table-cell>
        </table:table-row>
        <table:table-row table:style-name="Table2.1">
          <table:table-cell table:style-name="Table2.A2" office:value-type="string">
            <text:p text:style-name="P14">0xABCD0000</text:p>
          </table:table-cell>
          <table:table-cell table:style-name="Table2.A2" office:value-type="string">
            <text:p text:style-name="P14">0xFFFF0000</text:p>
          </table:table-cell>
          <table:table-cell table:style-name="Table2.C2" office:value-type="float" office:value="16">
            <text:p text:style-name="P14">16</text:p>
          </table:table-cell>
          <table:table-cell table:style-name="Table2.A2" office:value-type="string">
            <text:p text:style-name="P14">65k</text:p>
          </table:table-cell>
          <table:table-cell table:style-name="Table2.E2" office:value-type="string">
            <text:p text:style-name="P14">0xABCD0000-0xABCDFF</text:p>
            <text:p text:style-name="P14"><text:span text:style-name="T7">Example of fast clock.</text:span>FF</text:p>
          </table:table-cell>
        </table:table-row>
        <text:soft-page-break/>
        <table:table-row table:style-name="Table2.1">
          <table:table-cell table:style-name="Table2.A2" office:value-type="string">
            <text:p text:style-name="P14">0xFFFF0000</text:p>
          </table:table-cell>
          <table:table-cell table:style-name="Table2.A2" office:value-type="string">
            <text:p text:style-name="P14">0xFFFF0000</text:p>
          </table:table-cell>
          <table:table-cell table:style-name="Table2.C2" office:value-type="float" office:value="16">
            <text:p text:style-name="P14">16</text:p>
          </table:table-cell>
          <table:table-cell table:style-name="Table2.A2" office:value-type="string">
            <text:p text:style-name="P14">65k</text:p>
          </table:table-cell>
          <table:table-cell table:style-name="Table2.E2" office:value-type="string">
            <text:p text:style-name="P14">0xFFFF0000-0xFFFFFFFF</text:p>
          </table:table-cell>
        </table:table-row>
      </table:table>
      <text:p text:style-name="P9">]]]</text:p>
      <text:p text:style-name="P10"/>
      <text:h text:style-name="Heading_20_3" text:outline-level="3">Producer/Consumer Event Report (PCER)</text:h>
      <text:p text:style-name="Standard">This message transports an Event-number from a producer node(s) to zero or more unspecified consumer nodes. <text:s/>It's the backbone of the protocol, and forms most of the expected traffic.</text:p>
      <text:h text:style-name="Heading_20_3" text:outline-level="3">Identify Consumer </text:h>
      <text:p text:style-name="Standard">This message is broadcast and requests every node to report if they consume this event ID. <text:s/></text:p>
      <text:h text:style-name="Heading_20_3" text:outline-level="3">Consumer Identified </text:h>
      <text:p text:style-name="Standard">This message is broadcast, in response to a received Identify Consumer message, from each node that consumes the included event ID. <text:s/>Nodes also send this as part of their startup so that other nodes know they want to consume particular events.</text:p>
      <text:p text:style-name="Standard">This is one of the messages that allows bridges to do automatic routing of event messages.</text:p>
      <text:p text:style-name="Standard">The “valid”, “invalid”, “unknown” subforms are used to attempt to recover the state of the overall system. <text:s/>In general, event transmission via PCER messages conveys state changes. If a node comes in during operation, it might <text:span text:style-name="T5">want</text:span> to determine the correct value of the distributed state. Producers can, but don't always, <text:span text:style-name="T5">know</text:span> that state. <text:s/>For example, consider “On” and “Off” events for a light. <text:s/>There might be two producers attached to toggle switch. In that case, one of them will still see their state as current, and will reply with valid. Alternately, the two producers might be set to produce when two separate pushbuttons are pressed. <text:s/>In that case, at some later time neither producer knows whether the distributed state corresponds to its event. They both have to report as unknown. Consumers can also know <text:span text:style-name="T5">the</text:span> state. <text:s/>The lamp controller that consumes the “On” and “Off” probably <text:span text:style-name="T5">knows whether it's </text:span><text:span text:style-name="T5">curr</text:span><text:span text:style-name="T5">ently providing power to the lamp, and so can reply with valid for one event and invalid for the other.</text:span></text:p>
      <text:h text:style-name="Heading_20_3" text:outline-level="3">Consumer Range Identified</text:h>
      <text:p text:style-name="P10">This message broadcasts, in response to a received Identify Consumer message, from each node that consumes event is <text:span text:style-name="T5">in the range specified by the </text:span>included event-ID-with-mask. <text:s/>This is one of the messages that allows bridges to do automatic routing of event messages. <text:s text:c="4"/></text:p>
      <text:p text:style-name="P10">The 50% is to allow rounding up to the enclosing bit, but no further.</text:p>
      <text:h text:style-name="Heading_20_3" text:outline-level="3">Identify Producer </text:h>
      <text:p text:style-name="Standard">This message is broadcast and requests every node to report whether they produce this event ID. <text:s/></text:p>
      <text:h text:style-name="Heading_20_3" text:outline-level="3">Producer Identified</text:h>
      <text:p text:style-name="Standard">This message is broadcast, in response to a received Identify Producer message, from each node that produces the included event ID. <text:s/>This is one of the messages that allows bridges to do automatic routing of event messages. <text:s/></text:p>
      <text:h text:style-name="Heading_20_3" text:outline-level="3">Producer Range Identified</text:h>
      <text:p text:style-name="P10">The 50% is to allow rounding up to the enclosing bit, but no further.</text:p>
      <text:p text:style-name="Standard">An example would be a fast clock node that sends a range of events to indicate the time. Since <text:span text:style-name="T5">there</text:span> are 24*60*60 = 86,400 seconds in a day, it needs a range containing 86,400 events. <text:s/>That could be <text:soft-page-break/>expressed in 17 bits, so if the range was to start with an event ID of 0x12.34.56.78.00.00.00.00, the range could be expressed as <text:s/>0x12.34.56.78.00.01.FF.FF <text:s/>using 1 bits to represent the mask. <text:s/>If the range had to start at <text:s/>0x12.34.56.78.FF.FE.00.00 for some reason, 1 bits would not properly represent the mask because <text:s/>0x12.34.56.78.FF.FF.FF.FF is actually a different range. Using a 0 bit for the mask would work, giving <text:s/>0x12.34.56.78.FF.FE.00.00 as the representation.</text:p>
      <text:p text:style-name="Standard">This message is broadcast, in response to a received Identify Producer message, from each node that produces events in the range specified by the included event-ID-with-mask. <text:s/>This is one of the messages that allows bridges to do automatic routing of event messages. </text:p>
      <text:h text:style-name="Heading_20_3" text:outline-level="3">Identify Events</text:h>
      <text:p text:style-name="Standard">Two forms of identify events; recommendation on uses for global form</text:p>
      <text:p text:style-name="Standard">In some cases, the node may want to query a specific node as to whether id produces that event, in these case the directed form is appropriate. <text:s/>In other cases, the node producing the Identify Event will not know if any node uses that event, and therefore the global form is the more appropriate choice. <text:s/>Be aware that since this latter form is transmitted throughout the network, it can be relatively expensive in terms of bandwidth. <text:s/></text:p>
      <text:h text:style-name="Heading_20_2" text:outline-level="2">States</text:h>
      <text:p text:style-name="Standard">After the IC message is sent, but before any <text:s/>Producer/Consumer Event Report messages are sent, each node must identify all events produced or consumed <text:s/>via zero or more Identify Consumers, Identify Consumed Range, Identify Producers and Identify Consumed Range messages. These are not required to be in any particular order. </text:p>
      <text:h text:style-name="Heading_20_2" text:outline-level="2">Interactions</text:h>
      <text:p text:style-name="Standard">Nothing prevents extra Producer/Consumer Identified messages. Nothing prevents combining replies to multiple requests. <text:s/>This allows simplified implementations, for example setting a bit to indicate that a reply can be sent when time/priority is available.</text:p>
      <text:p text:style-name="Standard">You can send identify/identified messages for automatically-routed Event IDs. <text:s/>Identify Producer/Consumer for well-known Event IDs require response; there's no exemption for those.</text:p>
      <text:p text:style-name="Standard">The state of the system can sometimes <text:s/>be constructed from the received Producer/Consumer Identified messages and their “valid”, “invalid”, “unknown” subforms. <text:s/>It is possible that these will result in conflicting and/or ambiguous state.</text:p>
      <text:p text:style-name="Standard">Note that the Advertised/Not-Advertised state machine <text:s/>is reset by <text:s/>the <text:change-start text:change-id="ct245022768"/>Initialization<text:change-end text:change-id="ct245022768"/><text:change text:change-id="ct244967040"/> Complete message, and not by any <text:s/>lower level link (CAN or other) state machine.</text:p>
      <text:p text:style-name="Standard">Delay in sending the PI/PRI or CI/CRI messages after IC is OK, but there's no delivery guarantee for <text:span text:style-name="T5">this</text:span> node's events until those have been sent. <text:s/></text:p>
      <text:p text:style-name="Standard">When a node changes the events it manages, it still needs to emit the PI/PRI and/or CI/CRI messages. <text:s/>For example, reconfiguration could cause this. <text:s/>It can be handled by sending individual messages, or by resetting and sending them all as part of that process.</text:p>
      <text:p text:style-name="Standard">There is no way to indicate that a node is no longer interested in a particular Event ID. <text:s/>(Sending IC again says that all events are not interesting, though). <text:s/>This could be added, but it's much harder for <text:soft-page-break/>gateways to decide that an Event ID is not interesting than that it is interesting, because they have to keep a list of all the node IDs that are interested,and back that off. <text:s/>Better to just let <text:s/>the set of interesting event IDs grow until the layout or gateway is reset.</text:p>
      <text:p text:style-name="Standard">To ensure that event messages are properly routed, nodes must announce when they start to produce or consume messages. Specifically, they must do this at two times:</text:p>
      <text:list xml:id="list6725776088346575493" text:style-name="L2">
        <text:list-item>
          <text:p text:style-name="P19">When the node is first initialized, after <text:s/>the "Initialization Complete" message has been sent.</text:p>
        </text:list-item>
        <text:list-item>
          <text:p text:style-name="P19">When a configuration change has added another<text:change-start text:change-id="ct581708608"/> <text:change-end text:change-id="ct581708608"/>event ID that can be produced or consumed.</text:p>
        </text:list-item>
      </text:list>
      <text:p text:style-name="Standard">To announce new Event IDs, the node must transmit a Producer Identified message for each P/C Event ID it can newly produce, and a Consumer Identified message for each P/C Event ID that it can newly consume. <text:s/></text:p>
      <text:h text:style-name="Heading_20_3" text:outline-level="3">Event Transfer</text:h>
      <text:p text:style-name="Standard">The last sentence is the key to gateway traffic reduction. See below.</text:p>
      <text:h text:style-name="Heading_20_3" text:outline-level="3">Event Enquiry</text:h>
      <text:p text:style-name="Standard">Two forms of identify events; recommendation on uses for global form. This can be a huge load, and should only be used when needed. <text:s/></text:p>
      <text:p text:style-name="Standard">The two forms of this message are sent to request that <text:span text:style-name="T5">the</text:span> specified nodes report all the events they produce or consume. <text:s/>These reports can be ether Identified messages specifying individual event IDs or ranges of events. <text:s/>One form is an unaddressed message sent globally to all nodes, and the other is an addressed message to a specific node.</text:p>
      <text:p text:style-name="Standard">It is useful to be able to rapidly determine which, if any, P/C Event IDs that a particular node is listening for and that it can emit.</text:p>
      <text:p text:style-name="Standard">This can be used as a configuration diagnostic.</text:p>
      <text:p text:style-name="Standard">To determine which P/C Event IDs can be send by a particular node, the inquiring node sends an Identify Events message addressed to the target node.</text:p>
      <text:p text:style-name="Standard">The node must reply with a Producer Identified message for each P/C Event ID it can produce, and a Consumer Identified message for each P/C Event ID for which it is listening.</text:p>
      <text:h text:style-name="Heading_20_3" text:outline-level="3">Producer Enquiry</text:h>
      <text:p text:style-name="Standard">It is useful to be able to determine which, if any, nodes are configured to possibly emit a specific P/C Event ID message and their current state.</text:p>
      <text:p text:style-name="Standard">This can be used as a configuration diagnostic, and as a way of building filtering and routing tables.</text:p>
      <text:p text:style-name="Standard">To determine which nodes can send a particular P/C Event ID, a node sends an Identify Producers message carrying the desired P/C Event ID. This is an unaddressed message addressed to all nodes.</text:p>
      <text:p text:style-name="Standard">All nodes that are listening for that P/C Event ID reply with a Producer Identified broadcast message.</text:p>
      <text:p text:style-name="Standard">The "valid" bit indicates that the node's internal condition is consistent with sending this P/C Event ID. For example, assume a node sends P/C Event ID 2 when the input goes active and P/C Event ID 4 when the input goes inactive. Then if the input was active and the node was asked about P/C Event ID <text:soft-page-break/>2, it would reply "valid"; if asked about P/C Event ID 4, it would reply "not valid". Depending on the node's structure, it might not always be possible to set the "valid" bit with certainty, in which case the "unknown" bit must be set.</text:p>
      <text:p text:style-name="Standard">You can query a state when you come up with the request-id message. Conflicting states can happen, and have to be addressed. You might also want to enquire of the consumers if you don't get a definitive answer from the producers.</text:p>
      <text:p text:style-name="Standard">valid/invalid/unknown – always possible to send unknown or ignore the three sub-forms, but a lot of capability is lost</text:p>
      <text:h text:style-name="Heading_20_3" text:outline-level="3">Consumer Enquiry</text:h>
      <text:p text:style-name="Standard">It is useful to be able to determine which, if any, nodes are listening for a specific P/C Event ID message.</text:p>
      <text:p text:style-name="Standard">This can be used as a configuration diagnostic, and as a way of building routing tables.</text:p>
      <text:p text:style-name="Standard">To determine which nodes are listening for a particular P/C Event ID, a node sends an Identify Consumers message carrying the desired P/C Event ID. This is an unaddressed message processed by all nodes.</text:p>
      <text:p text:style-name="Standard">All nodes that are listening for that P/C Event ID reply with a Consumer Identified broadcast message.</text:p>
      <text:p text:style-name="Standard">The "valid" bit indicates that the node is currently in the state it would be if this message had been received last. For example, assume a node sets its output active for P/C Event ID 2, and inactive for a P/C Event ID 4. Then if the output was active and the node was asked about P/C Event ID 2, it would reply "valid"; if asked about P/C Event ID 4, it would reply "not valid". Depending on the node's structure, it might not always be possible to set the "valid" bit with certainty, in which case the "unknown" bit must be set.</text:p>
      <text:h text:style-name="Heading_20_1" text:outline-level="1">Background information </text:h>
      <text:p text:style-name="Standard">This section is general information of interest to the reader, implementers, etc.</text:p>
      <text:p text:style-name="Standard">Performance &amp; loading at node startup, layout startup particularly on CAN. Numbers and simulations.</text:p>
      <text:h text:style-name="Heading_20_2" text:outline-level="2">Gateways</text:h>
      <text:p text:style-name="Standard">Gateways can route PCERs only to segments with nodes expressing interest by processing the other event messages. </text:p>
      <text:h text:style-name="Heading_20_2" text:outline-level="2">Implementation hints</text:h>
      <text:p text:style-name="Standard">Buffering issues, particularly on CAN: You have to be able to keep up with PCER messages that can arrive every millisecond. </text:p>
      <text:list xml:id="list5523102920006742807" text:style-name="L3">
        <text:list-item>
          <text:p text:style-name="P20">Put some attention into making sure that you don't have to do long linear searches to match an incoming Event ID to internal structures.</text:p>
        </text:list-item>
        <text:list-item>
          <text:p text:style-name="P20">Consider just decoding the Event ID and setting a “process as available” bit, then doing further work outside the CAN processing loop. </text:p>
        </text:list-item>
      </text:list>
      <text:p text:style-name="Standard"><text:soft-page-break/>There is no requirement that events be processed in any particular order. Multiple PCER messages with the same Event ID may result in multiple actions inside a consumer, or may not, depending on the details of the consumer.</text:p>
      <text:h text:style-name="Heading_20_2" text:outline-level="2">Well known events</text:h>
      <text:p text:style-name="Standard">There are a small number of cases where a globally-allocated and reserved Event ID will simplify operation. These “well-known Event ID numbers” can be used to e.g. advertise that a node can provide a specific capability, or to tell locomotive control hardware to stop all trains instantly, etc.</text:p>
      <text:p text:style-name="Standard">For these to be useful, they not only have to be unique (so there are no collisions that accidentally trigger reactions to them), but they must also be well-known. So we have created a central spreadsheet on which uses can be recorded. This will eventually provide a machine-accessible record.</text:p>
      <text:p text:style-name="Standard">All of these are assigned with a reserved ID in their upper six bytes to ensure uniqueness and simplify recognition.</text:p>
      <text:p text:style-name="Standard">Nodes using these must mention them when listing the event IDs they produce and consume. Gateways may filter on these, but are not required to. (For ease of implementation, a gateway may just pass all events with the common top 6 bytes)</text:p>
      <text:h text:style-name="Heading_20_2" text:outline-level="2">History section:</text:h>
      <text:p text:style-name="Standard">For monitoring purposes, it was proposed that a PCER message carry a sequence number which increments each time the associated P/C Event ID is sent. It is not at all clear how to do this across nodes, or even across Producers within a single node, as there may be more than one thing that can cause the same P/C Event ID to be sent by a single board;. We decided this would cause more problems than it solved, and omitted it.</text:p>
      <text:p text:style-name="Standard">There's not room in a CAN frame for both a destination NID and a EID. The protocol has therefore been constructed so that any message carrying an EID (and that isn't a datagram) is globally addressed.</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text:s/>1 Introduction<text:tab/>1</text:p>
          <text:p text:style-name="P15"><text:s/>2 Annotations to the Specification<text:tab/>1</text:p>
          <text:p text:style-name="P16"><text:s/>2.1 Introduction<text:tab/>1</text:p>
          <text:p text:style-name="P16"><text:s/>2.2 Intended Use<text:tab/>1</text:p>
          <text:p text:style-name="P16"><text:s/>2.3 References and Context<text:tab/>1</text:p>
          <text:p text:style-name="P16"><text:s/>2.4 Message Formats<text:tab/>1</text:p>
          <text:p text:style-name="P12"><text:s/>2.4.1 Producer/Consumer Event Report (PCER)<text:tab/>2</text:p>
          <text:p text:style-name="P12"><text:s/>2.4.2 Identify Consumer <text:tab/>2</text:p>
          <text:p text:style-name="P12"><text:s/>2.4.3 Consumer Identified <text:tab/>2</text:p>
          <text:p text:style-name="P12"><text:s/>2.4.4 Consumer Range Identified<text:tab/>3</text:p>
          <text:p text:style-name="P12"><text:s/>2.4.5 Identify Producer <text:tab/>3</text:p>
          <text:p text:style-name="P12"><text:s/>2.4.6 Producer Identified<text:tab/>3</text:p>
          <text:p text:style-name="P12"><text:s/>2.4.7 Producer Range Identified<text:tab/>3</text:p>
          <text:p text:style-name="P12"><text:s/>2.4.8 Identify Events<text:tab/>3</text:p>
          <text:p text:style-name="P16"><text:s/>2.5 States<text:tab/>3</text:p>
          <text:p text:style-name="P16"><text:soft-page-break/><text:s/>2.6 Interactions<text:tab/>3</text:p>
          <text:p text:style-name="P12"><text:s/>2.6.1 Event Transfer<text:tab/>4</text:p>
          <text:p text:style-name="P12"><text:s/>2.6.2 Event Enquiry<text:tab/>4</text:p>
          <text:p text:style-name="P12"><text:s/>2.6.3 Producer Enquiry<text:tab/>5</text:p>
          <text:p text:style-name="P12"><text:s/>2.6.4 Consumer Enquiry<text:tab/>5</text:p>
          <text:p text:style-name="P15"><text:s/>3 Background information <text:tab/>5</text:p>
          <text:p text:style-name="P16"><text:s/>3.1 Gateways<text:tab/>6</text:p>
          <text:p text:style-name="P16"><text:s/>3.2 Implementation hints<text:tab/>6</text:p>
          <text:p text:style-name="P16"><text:s/>3.3 Well known events<text:tab/>6</text:p>
          <text:p text:style-name="P16"><text:s/>3.4 History section:<text:tab/>6</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Verdana" svg:font-family="Verdana"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cm" fo:margin-right="0cm" fo:margin-top="0cm" fo:margin-bottom="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RTF_5f_Num_20_2_20_1" style:display-name="RTF_Num 2 1" style:family="text"/>
    <style:style style:name="Endnote_20_Symbol" style:display-name="Endnote Symbol" style:family="text"/>
    <style:style style:name="Endnote_20_anchor" style:display-name="Endnote anchor" style:family="text">
      <style:text-properties style:text-position="super 58%"/>
    </style:style>
    <style:style style:name="RTF_5f_Num_20_3_20_1" style:display-name="RTF_Num 3 1"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P9"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7"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9</text:page-count></text:span></text:span><text:span text:style-name="Page_20_Number"><text:span text:style-name="MT2"> - </text:span></text:span><text:span text:style-name="Page_20_Number"><text:span text:style-name="MT2"><text:date style:data-style-name="N106" text:date-value="2013-01-22T01:09:24.99">1/22/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2" draw:text-style-name="MP3" svg:width="16.627cm" svg:height="6.651cm" draw:transform="skewX (-6.73624118882306E-017) rotate (0.7853981633973) translate (0.0246944444444444cm 13.4828611111111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7.107cm" svg:height="2.517cm" draw:z-index="8"><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2T01:09:24.99">Jan 22,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9</text:page-count></text:span></text:span><text:span text:style-name="Page_20_Number"><text:span text:style-name="MT4"> - </text:span></text:span><text:span text:style-name="Page_20_Number"><text:span text:style-name="MT4"><text:date style:data-style-name="N106" text:date-value="2013-01-22T01:09:24.99">1/22/2013</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Technical Note</dc:title>
    <meta:initial-creator>Alex Shepherd</meta:initial-creator>
    <meta:creation-date>2009-01-22T07:11:27</meta:creation-date>
    <meta:editing-cycles>81</meta:editing-cycles>
    <meta:editing-duration>P3DT17H53M13S</meta:editing-duration>
    <meta:generator>OpenOffice.org/3.4.1$Unix OpenOffice.org_project/341m1$Build-9593</meta:generator>
    <dc:date>2013-01-22T01:09:24</dc:date>
    <meta:keyword>OpenLCB Event Transport</meta:keyword>
    <meta:document-statistic meta:table-count="2" meta:image-count="1" meta:object-count="0" meta:page-count="9" meta:paragraph-count="196" meta:word-count="3087" meta:character-count="18893"/>
    <meta:user-defined meta:name="Info 1"/>
    <meta:user-defined meta:name="Info 2"/>
    <meta:user-defined meta:name="Info 3"/>
    <meta:user-defined meta:name="Info 4"/>
  </office:meta>
</office:document-meta>
</file>